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867" officeooo:paragraph-rsid="0005e867"/>
    </style:style>
    <style:style style:name="P2" style:family="paragraph" style:parent-style-name="Standard">
      <style:text-properties officeooo:rsid="0007f103" officeooo:paragraph-rsid="0007f103"/>
    </style:style>
    <style:style style:name="P3" style:family="paragraph" style:parent-style-name="Standard">
      <style:text-properties officeooo:rsid="0009a2c8" officeooo:paragraph-rsid="0009a2c8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2291in" fo:text-align="start" style:justify-single-word="false" fo:widows="1" fo:text-indent="0in" style:auto-text-indent="false" style:writing-mode="lr-tb"/>
    </style:style>
    <style:style style:name="P5" style:family="paragraph" style:parent-style-name="Standard">
      <style:paragraph-properties fo:margin-left="0in" fo:margin-right="0in" fo:margin-top="0.052in" fo:margin-bottom="0in" style:contextual-spacing="false" style:line-height-at-least="0.1874in" fo:text-align="start" style:justify-single-word="false" fo:widows="1" fo:text-indent="0in" style:auto-text-indent="false"/>
      <style:text-properties fo:font-size="8.25pt" fo:padding="0in" fo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style:line-height-at-least="0.2291in" fo:text-align="start" style:justify-single-word="false" fo:widows="1" fo:text-indent="0in" style:auto-text-indent="false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2291in" fo:text-align="start" style:justify-single-word="false" fo:widows="1" fo:text-indent="0in" style:auto-text-indent="false" style:writing-mode="lr-tb"/>
      <style:text-properties officeooo:rsid="000b5a7f" officeooo:paragraph-rsid="000b5a7f"/>
    </style:style>
    <style:style style:name="T1" style:family="text">
      <style:text-properties officeooo:rsid="0009a2c8"/>
    </style:style>
    <style:style style:name="T2" style:family="text">
      <style:text-properties fo:font-variant="normal" fo:text-transform="none" fo:color="#444444" style:font-name="Times" fo:font-size="12pt" fo:letter-spacing="normal" fo:font-style="normal" fo:font-weight="normal" fo:padding="0in" fo:border="none"/>
    </style:style>
    <style:style style:name="T3" style:family="text">
      <style:text-properties fo:font-variant="normal" fo:text-transform="none" fo:color="#444444" style:font-name="Times" fo:font-size="10.5pt" fo:letter-spacing="normal" fo:font-style="normal" fo:font-weight="normal" fo:padding="0in" fo:border="none"/>
    </style:style>
    <style:style style:name="T4" style:family="text">
      <style:text-properties fo:font-variant="normal" fo:text-transform="none" fo:color="#444444" fo:letter-spacing="normal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system</text:p>
      <text:p text:style-name="P1">basic building block – sector 512B</text:p>
      <text:p text:style-name="P1"/>
      <text:p text:style-name="P1">each file is a set of sectors</text:p>
      <text:p text:style-name="P1"/>
      <text:p text:style-name="P1">sector – 512B</text:p>
      <text:p text:style-name="P1">cluster – 4KB</text:p>
      <text:p text:style-name="P1"/>
      <text:p text:style-name="P1">fdisk</text:p>
      <text:p text:style-name="P1">dd</text:p>
      <text:p text:style-name="P1">xxd</text:p>
      <text:p text:style-name="P1"/>
      <text:p text:style-name="P1">write a function that emulates the above linux commands</text:p>
      <text:p text:style-name="P1"/>
      <text:p text:style-name="P2">1. e2fsprogs // tools</text:p>
      <text:p text:style-name="P2">2. RAM disk <text:s/>/ RAM device//</text:p>
      <text:p text:style-name="P2"/>
      <text:p text:style-name="P2">/<text:span text:style-name="T1">dev/ram1</text:span></text:p>
      <text:p text:style-name="P3">mkfs.ext2 /dev/ram1</text:p>
      <text:p text:style-name="P3"/>
      <text:p text:style-name="P3"/>
      <text:p text:style-name="P3">dumpe2fs /dev/ram1 // see the super block</text:p>
      <text:p text:style-name="P3"/>
      <text:p text:style-name="P3"/>
      <text:p text:style-name="P3"/>
      <text:p text:style-name="P3"><text:span text:style-name="T2">To see the contents of your MBR, use this command:</text:span><text:span text:style-name="T3"><text:line-break/><text:line-break/></text:span><text:span text:style-name="Source_20_Text"><text:span text:style-name="T2">#</text:span></text:span><text:span text:style-name="Source_20_Text"><text:span text:style-name="Strong_20_Emphasis"><text:span text:style-name="T2">dd if=/dev/hda of=mbr.bin bs=512 count=1</text:span></text:span></text:span><text:span text:style-name="Source_20_Text"><text:span text:style-name="T2"><text:line-break/>#</text:span></text:span><text:span text:style-name="Source_20_Text"><text:span text:style-name="Strong_20_Emphasis"><text:span text:style-name="T2">od -xa mbr.bin</text:span></text:span></text:span></text:p>
      <text:p text:style-name="P4"><text:span text:style-name="T2">The </text:span><text:span text:style-name="Source_20_Text"><text:span text:style-name="T2">dd </text:span></text:span><text:span text:style-name="T2">command, which needs to be run from root, reads the first 512 bytes from /dev/hda (the first Integrated Drive Electronics, or IDE drive) and writes them to the </text:span><text:span text:style-name="Source_20_Text"><text:span text:style-name="T2">mbr.bin </text:span></text:span><text:span text:style-name="T2">file. </text:span><text:span text:style-name="T3"><text:line-break/><text:line-break/></text:span><text:span text:style-name="T2">The </text:span><text:span text:style-name="Source_20_Text"><text:span text:style-name="T2">od </text:span></text:span><text:span text:style-name="T2">command prints the binary file in hex and ASCII formats.</text:span></text:p>
      <text:p text:style-name="P4"/>
      <text:p text:style-name="P7">LINUX COMMANDS:</text:p>
      <text:p text:style-name="P7">mkfs.ext2 -b4096</text:p>
      <text:p text:style-name="P7">mount</text:p>
      <text:p text:style-name="P7">df</text:p>
      <text:p text:style-name="P7">dd</text:p>
      <text:p text:style-name="P7">xxd</text:p>
      <text:p text:style-name="P7">dumpe2fs</text:p>
      <text:p text:style-name="P7"/>
      <text:p text:style-name="P4"><text:span text:style-name="T2"/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, 'Times New Roman'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31:04.090174172</meta:creation-date>
    <dc:date>2016-04-24T09:42:48.463249363</dc:date>
    <meta:editing-duration>PT1H9M1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21" meta:character-count="688" meta:non-whitespace-character-count="583"/>
  </office:meta>
</office:document-meta>
</file>